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style:font-face style:name="Times New Roman" svg:font-family="Times New Roman"/>
  </office:font-face-decls>
  <office:automatic-styles>
    <style:style style:name="P1" style:family="paragraph" style:parent-style-name="Standard">
      <style:text-properties style:font-name="Calibri" fo:font-size="12.0pt" fo:color="#000000"/>
    </style:style>
    <style:style style:name="T1" style:family="text">
      <style:text-properties style:font-name="Times New Roman"/>
    </style:style>
    <style:style style:name="TableColumn1" style:family="table-column">
      <style:table-column-properties style:column-width="3.4625in" style:rel-column-width="32767*"/>
    </style:style>
  </office:automatic-styles>
  <office:body>
    <office:text>
      <text:p text:style-name="P1">Interim Report Draft – Ashley Manson</text:p>
      <text:p text:style-name="P1"/>
      <text:p text:style-name="P1">To Do List</text:p>
      <text:p text:style-name="P1">-An updated Aims and Objectives</text:p>
      <text:p text:style-name="P1">-Finish What I have achieved to date</text:p>
      <text:p text:style-name="P1">-Pictures/Screenshots?</text:p>
      <text:p text:style-name="P1">-Formatting</text:p>
      <text:p text:style-name="P1"/>
      <text:p text:style-name="P1">What we are trying to develop is an augmented reality puzzle game for iOS on iPads where multiple people can solve a puzzle collaboratively using a centralized server and different iPads as clients. There are three parts to the project, the server side which is being developed by Shahne, the localization and vision part that is being developed by Joshua, and my part which is the game logic and rendering of the game to the screen. The game logic being how puzzle pieces interact with each other, how the puzzle is solved, picking up and placing puzzle pieces as well as the user interface for the game. The rendering of the game is just having the board image displayed on the screen with the puzzle pieces on it making it look like the pieces are laying on the physical board in the real world, simulating the augmented reality nature of the overall project.</text:p>
      <text:p text:style-name="P1"/>
      <text:p text:style-name="P1">Background</text:p>
      <text:p text:style-name="P1">There are many Jigsaw Puzzle games that are available for iOS, but the majority of them are limited to how the can be interacted with. For the the most part, they use an orthographic projection to display the puzzles. Meaning that the puzzles are flat on the screen, and the player can only look at the puzzle from top down, there is no sense of depth, and all the puzzle pieces are displayed as the same size. This is something that won’t work for the project as the puzzle pieces will have to be in a perspective projection, so that when I start rendering the puzzle onto a board it will look more realistic. Another limitation to other puzzle games, is that the only way they can be solved is if the pieces are placed into a predefined grid. This means that all the puzzle pieces will be placed in the centre of the screen. This is something I don’t want to do as I want to have the jigsaw puzzle being able to be solved anywhere on the board.</text:p>
      <text:p text:style-name="P1"/>
      <text:p text:style-name="P1">What I have achieved to date</text:p>
      <text:p text:style-name="P1">I started to develop the logic for the puzzle in the MacOS environment, with the plan to port the code over to iOS in future once I had a grasp on OpenGL and an idea of what the logic of the puzzle would look like. I have finished the majority of the game logic, I have puzzle pieces, which are simple square polygons, being displayed on the screen with textures, pieces are able to be picked up and placed back on the board, pieces can have a rotation, and pieces can be joined together for the puzzle to be solved. Currently I have ported the majority of the code over to iOS and have simple prototype working for the iPad.</text:p>
      <text:p text:style-name="P1"/>
      <text:p text:style-name="P1">So what is a puzzle?</text:p>
      <text:p text:style-name="P1">Well a puzzle in its simplest form is a grid of rectangular polygons with specific number of rows and columns, and each piece has the same side length. Each piece has four edges, and an edge either has a neighbouring piece or not. An edge of a piece can be open, meaning it has not joined to its neighbour currently or closed meaning it has joined to its neighbour currently, or if the edge has n<text:span text:style-name="T1">o</text:span><text:s/>neighbour it is invalid, meaning it can't join or be joined to another piece for that edge. An invalid edge would be the outside edge of the puzzle. Each piece of the puzzle has a position in space, or an x, y coordinate on the board. This is how I started to develop the game logic. I made up my own data structure to store these details, as well as each piece having rotation, a value between 0 and 360 degrees inclusive, which changes how they are orientated on the board, each piece also an unique ID, which is the number of the piece in the puzzle and also the index of the array the puzzle pieces are stored in. The pieces have to appear and be placed on something, which is the board. The board has a width and length, which are along the x, y axis, which confine where the puzzle pieces can be placed, as all the pieces have an x, y coordinate, this is easy.</text:p>
      <text:p text:style-name="P1"/>
      <text:p text:style-name="P1">Rendering Pieces and Moving them Around</text:p>
      <text:p text:style-name="P1">The first major goal was to have a puzzle being rendered to the screen and the ability to move them around. I used OpenGL to do all the rendering of the puzzle, using the coordinates of the puzzles, their current rotation and side length of the puzzle as parameters to get them displayed correctly. Given the parameters of the pieces, and giving OpenGL the vertices of where the puzzles should be displayed, they are rendered to the screen.</text:p>
      <text:p text:style-name="P1">For moving the pieces around I want to have the user tap a piece, that piece that has just been taped is then stored in the users “inventory” and they are no longer able to pick up another piece, until they have placed the piece they are holding back onto the board. The inventory is just a term I am using to state if the user is holding or not holding a piece, meaning it can be easily check to see if it is empty or not. This is also allows me to increase the storage space of the inventory later on the project if I wish to allow the user to hold more pieces. Currently the inventory is displayed in the lower left of the screen, meaning the user can see if they are holding a piece or not. For tapping a piece, I get a screen x, y coordinate for the finger tap, translate that into a coordinate for the puzzle piece being tapped, or the board if a piece wasn't tapped on, into x, y coordinate, where then the program checks to see if a piece was in the range of the screen tap, and if so the piece is added to the inventory. This allows for the board to be rendered with a perspective, making the scene more realistic and achieving the augmented reality feel that we are trying to achieve.</text:p>
      <text:p text:style-name="P1"/>
      <text:p text:style-name="P1"/>
      <text:p text:style-name="P1">Pieces Snapping Together</text:p>
      <text:p text:style-name="P1">Now that I have piece moving around the board, I wanted to enable a feature that allowed pieces to snap together, meaning if a piece was in a specified range to its neighbour, the piece being placed back on the board would move so that the two piece were right next to each other, or they snapped together. This also has the added bonus of making it easier to check if pieces are right next to each, rather than relying on the user to carefully place pieces together. How the check is made to see if two pieces should snap together is by checking the distances between the corresponding corner points, and if the distances are less than the distance before snap variable the pieces snap together. So if the piece being put back on the board is being snapped to its left neighbour piece, the original piece top left point and the neighbours top right point would be checked, as well as the original piece bottom left point and the neighbours bottom right point would be check. The reason two distances are checked is to make sure that piece rotations are taking into consideration when snapping pieces together, so as avoid an unusual snap where a piece rotated 90 degrees snaps to its neighbour not rotated. When a piece is snapped to another piece, the piece saves the rotation of its neighbour as its own, so that when the change is rendered, they both have the same rotation when beside each other. For a puzzle to be considered solved, all the pieces should be snapped to their corresponding neighbours. Once a piece has snapped to its neighbour, a variable for that edge is set as close, as well as the neighbours edge. So if a piece has snapped to its right neighbour, its right edge is set as closed and the neighbours left edge is set as closed. The check to see if the puzzle has been solved goes through all the pieces edges to see if that are all closed.</text:p>
      <text:p text:style-name="P1"/>
      <text:p text:style-name="P1">Where I am now</text:p>
      <text:p text:style-name="P1">The current build of the program is a simple pickup and drop puzzle game. Currently being rendered with an orthographic projection, but will be ready to change to perspective once Josh is ready to integrate his part of the project. All the pieces are square polygons with textures on them, with no curved edges. The puzzle can be solved by placing all the pieces next to their corresponding neighbour pieces. There is very little semblance of a user interface, pieces can be tapped on, which puts the pieces in the lower left corner of the screen, representing that this piece is the in the user’s inventory, the user can then tap the screen again to place the piece back on the board. There is currently a bug where if there are too many pieces on screen, more than twenty-five, the game will crash, at this time I still haven’t figured out what is causing the issue. There are no other issues currently.</text:p>
      <text:p text:style-name="P1"/>
      <text:p text:style-name="P1">Things to do</text:p>
      <text:p text:style-name="P1">There is still much to do and add to the project. Since the puzzle pieces are currently only square polygons, it doesn’t make much for a visually interesting, so I want to implement a feature to generate curved edges of the pieces. This would mean there is an easy way to see how two pieces would slot in together, it would also make the puzzle pieces actually look like “puzzle” pieces.</text:p>
      <text:p text:style-name="P1">The interface to the game needs to be changed for when pieces are being placed back onto the board. Right now, when a user wants to place a piece back onto the board they would tap somewhere on the screen they wish to place the piece, and the piece would appear at that location. What was originally envisioned was when the user picked up a piece, it would be placed in the centre of the screen, but being slightly see through, so as the user could still see the board behind it. This piece being in the centre of the screen would then cast a small shadow onto the board to visually show where if the user was to place the piece back on the board, it would appear. For the user to change where the piece would appear they would have to move and rotate the iPad around the physical game board manipulating the position of the shadow, allowing the user to align the piece they are currently holding to another piece they may wish to place next to.</text:p>
      <text:p text:style-name="P1">As the project is being developed in three different parts, they all still need to be integrated with each other. Shahne’s part of the project would allow more than one user to interact with the puzzle currently being solved. Meaning a player would be able to see when another player picks up a piece or places a piece back on the board, as well as having more then one person collaboratively solving the puzzle at any point. With Joshua’s part, he will <text:s/>be getting the position of the iPads camera through various different matches, he would then pass these matrices to me, where I would then create the perspective projection for the game, and hopefully have pieces being rendered correctly on the physical game board. And of course, bug fixing and testing, weeding out all the possible issues with the app and <text:s/>have a smooth running experience when the final product is done.</text:p>
      <text:p text:style-name="P1"/>
      <text:p text:style-name="P1">Updated Aims and Objectives</text:p>
      <text:p text:style-name="P1">Curved edges to Puzzle Pieces</text:p>
      <text:p text:style-name="P1">Updated Interface</text:p>
      <text:p text:style-name="P1">Integrate the three Parts of the project</text:p>
      <text:p text:style-name="P1">Bug fixes and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